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Pictures/1000000000000008000000081A355CF612B6AD33.png" manifest:media-type="image/png"/>
  <manifest:file-entry manifest:full-path="Object 1/Pictures/1000000000000008000000089F899E7E55A86281.png" manifest:media-type="image/png"/>
  <manifest:file-entry manifest:full-path="Object 1/Pictures/1000000000000008000000084C6941E4C9D0A59B.png" manifest:media-type="image/png"/>
  <manifest:file-entry manifest:full-path="Object 1/Pictures/100000000000000800000008DE1EFD2002070907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4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.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.399.120 Ft </text:p>
          </table:table-cell>
          <table:table-cell table:style-name="ce17" table:formula="of:=[.C3]*[.$B11]" office:value-type="float" office:value="8098380" calcext:value-type="float">
            <text:p><text:s/>8.098.380 Ft </text:p>
          </table:table-cell>
          <table:table-cell table:style-name="ce17" table:formula="of:=[.D3]*[.$B11]" office:value-type="float" office:value="4799040" calcext:value-type="float">
            <text:p><text:s/>4.799.040 Ft </text:p>
          </table:table-cell>
          <table:table-cell table:style-name="ce14" table:formula="of:=[.E3]*[.$B11]" office:value-type="float" office:value="6448710" calcext:value-type="float">
            <text:p><text:s/>6.448.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.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.149.650 Ft </text:p>
          </table:table-cell>
          <table:table-cell table:style-name="ce17" table:formula="of:=[.C4]*[.$B12]" office:value-type="float" office:value="4499500" calcext:value-type="float">
            <text:p><text:s/>4.499.500 Ft </text:p>
          </table:table-cell>
          <table:table-cell table:style-name="ce17" table:formula="of:=[.D4]*[.$B12]" office:value-type="float" office:value="5399400" calcext:value-type="float">
            <text:p><text:s/>5.399.400 Ft </text:p>
          </table:table-cell>
          <table:table-cell table:style-name="ce14" table:formula="of:=[.E4]*[.$B12]" office:value-type="float" office:value="7919120" calcext:value-type="float">
            <text:p><text:s/>7.919.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.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.599.800 Ft </text:p>
          </table:table-cell>
          <table:table-cell table:style-name="ce17" table:formula="of:=[.C5]*[.$B13]" office:value-type="float" office:value="4399450" calcext:value-type="float">
            <text:p><text:s/>4.399.450 Ft </text:p>
          </table:table-cell>
          <table:table-cell table:style-name="ce17" table:formula="of:=[.D5]*[.$B13]" office:value-type="float" office:value="3199600" calcext:value-type="float">
            <text:p><text:s/>3.199.600 Ft </text:p>
          </table:table-cell>
          <table:table-cell table:style-name="ce14" table:formula="of:=[.E5]*[.$B13]" office:value-type="float" office:value="7999000" calcext:value-type="float">
            <text:p><text:s/>7.999.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.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.504.850 Ft </text:p>
          </table:table-cell>
          <table:table-cell table:style-name="ce18" table:formula="of:=[.C6]*[.$B14]" office:value-type="float" office:value="5009700" calcext:value-type="float">
            <text:p><text:s/>5.009.700 Ft </text:p>
          </table:table-cell>
          <table:table-cell table:style-name="ce18" table:formula="of:=[.D6]*[.$B14]" office:value-type="float" office:value="7514550" calcext:value-type="float">
            <text:p><text:s/>7.514.550 Ft </text:p>
          </table:table-cell>
          <table:table-cell table:style-name="ce15" table:formula="of:=[.E6]*[.$B14]" office:value-type="float" office:value="10019400" calcext:value-type="float">
            <text:p><text:s/>10.019.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number number:decimal-places="0" loext:min-decimal-places="0" number:min-integer-digits="1" number:grouping="true"/>
      <number:text> Ft</number:text>
    </number:number-style>
    <number:number-style style:name="N109P0" style:volatile="true">
      <number:number number:decimal-places="0" loext:min-decimal-places="0" number:min-integer-digits="1" number:grouping="true"/>
      <number:text> Ft</number:text>
    </number:number-style>
    <number:number-style style:name="N109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Ft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Ft</number:text>
    </number:number-style>
    <number:number-style style:name="N112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1P2" style:volatile="true">
      <loext:text> </loext:text>
      <loext:fill-character> </loext:fill-character>
      <number:text>-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5P2" style:volatile="true">
      <loext:text> </loext:text>
      <loext:fill-character> </loext:fill-character>
      <number:text>- Ft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0" loext:min-decimal-places="0" number:min-integer-digits="1"/>
      <number:text> db</number:text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text>Igen</number:text>
    </number:number-style>
    <number:number-style style:name="N139P1" style:volatile="true">
      <number:text>Igen</number:text>
    </number:number-style>
    <number:number-style style:name="N139">
      <number:text>Nem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Igaz</number:text>
    </number:number-style>
    <number:number-style style:name="N141P1" style:volatile="true">
      <number:text>Igaz</number:text>
    </number:number-style>
    <number:number-style style:name="N141">
      <number:text>Hamis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Be</number:text>
    </number:number-style>
    <number:number-style style:name="N143P1" style:volatile="true">
      <number:text>Be</number:text>
    </number:number-style>
    <number:number-style style:name="N143">
      <number:text>Ki</number:text>
      <style:map style:condition="value()&gt;0" style:apply-style-name="N143P0"/>
      <style:map style:condition="value()&lt;0" style:apply-style-name="N143P1"/>
    </number:number-style>
    <number:percentage-style style:name="N144">
      <number:number number:decimal-places="1" loext:min-decimal-places="1" number:min-integer-digits="1"/>
      <number:text>%</number:text>
    </number:percentage-style>
    <number:number-style style:name="N147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47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loext:min-decimal-places="0" number:min-integer-digits="1"/>
      <number:text> nap</number:text>
    </number:number-style>
    <number:number-style style:name="N149">
      <number:number number:decimal-places="0" loext:min-decimal-places="0" number:min-integer-digits="1"/>
      <number:text> éve</number:text>
    </number:number-style>
    <number:number-style style:name="N152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2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07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2:38:30.986700853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3-25T12:38:58.993761515</dc:date>
    <meta:print-date>2006-09-05T16:08:04</meta:print-date>
    <meta:editing-duration>PT7M22S</meta:editing-duration>
    <meta:editing-cycles>4</meta:editing-cycles>
    <meta:generator>LibreOfficeDev/5.4.0.0.alpha0$Linux_X86_64 LibreOffice_project/409a7799ba06f3c6b9965f2f35169283a948bc30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4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4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4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4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4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.002cm" svg:y="0.309cm" chart:style-name="ch2">
          <text:p>Annual Revenue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9cm" svg:y="1.172cm" svg:width="17.095cm" svg:height="6.772cm">
          <chartooo:coordinate-region svg:x="3.529cm" svg:y="1.346cm" svg:width="14.515cm" svg:height="6.004cm"/>
          <chart:axis chart:dimension="x" chart:name="primary-x" chart:style-name="ch5" chartooo:axis-type="auto">
            <chartooo:date-scale/>
            <chart:title svg:x="8.896cm" svg:y="8.119cm" chart:style-name="ch6">
              <text:p>Quarter</text:p>
            </chart:title>
            <chart:categories table:cell-range-address="Mo_példa_06_a.E9:Mo_példa_06_a.H10"/>
          </chart:axis>
          <chart:axis chart:dimension="y" chart:name="primary-y" chart:style-name="ch7">
            <chart:title svg:x="0.013cm" svg:y="5.422cm" chart:style-name="ch8">
              <text:p>Income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Linux_X86_64 LibreOffice_project/409a7799ba06f3c6b9965f2f35169283a948bc3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DE1EFD2002070907.png" xlink:type="simple" xlink:show="embed" xlink:actuate="onLoad"/>
    <draw:fill-image draw:name="Excel_20_bitmap_20_2" draw:display-name="Excel bitmap 2" xlink:href="Pictures/1000000000000008000000084C6941E4C9D0A59B.png" xlink:type="simple" xlink:show="embed" xlink:actuate="onLoad"/>
    <draw:fill-image draw:name="Excel_20_bitmap_20_3" draw:display-name="Excel bitmap 3" xlink:href="Pictures/1000000000000008000000089F899E7E55A86281.png" xlink:type="simple" xlink:show="embed" xlink:actuate="onLoad"/>
    <draw:fill-image draw:name="Excel_20_bitmap_20_4" draw:display-name="Excel bitmap 4" xlink:href="Pictures/1000000000000008000000081A355CF612B6AD33.png" xlink:type="simple" xlink:show="embed" xlink:actuate="onLoad"/>
  </office:styles>
</office:document-styles>
</file>